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7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July - 2009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92598" calcext:value-type="float">
            <text:p><text:s/>492,598 </text:p>
          </table:table-cell>
          <table:table-cell table:style-name="ce30" office:value-type="float" office:value="2243" calcext:value-type="float">
            <text:p><text:s/>2,243 </text:p>
          </table:table-cell>
          <table:table-cell table:style-name="ce30" office:value-type="float" office:value="26092" calcext:value-type="float">
            <text:p><text:s/>26,09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452128" calcext:value-type="float">
            <text:p><text:s/>452,128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203" calcext:value-type="float">
            <text:p><text:s/>203 </text:p>
          </table:table-cell>
          <table:table-cell table:style-name="ce30" office:value-type="float" office:value="11825" calcext:value-type="float">
            <text:p><text:s/>11,825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867" calcext:value-type="float">
            <text:p><text:s/>867 </text:p>
          </table:table-cell>
          <table:table-cell table:style-name="ce30" office:value-type="float" office:value="3718" calcext:value-type="float">
            <text:p><text:s/>3,718 </text:p>
          </table:table-cell>
          <table:table-cell table:style-name="ce30" office:value-type="float" office:value="2553" calcext:value-type="float">
            <text:p><text:s/>2,553 </text:p>
          </table:table-cell>
          <table:table-cell table:style-name="ce30" office:value-type="float" office:value="1165" calcext:value-type="float">
            <text:p><text:s/>1,165 </text:p>
          </table:table-cell>
          <table:table-cell table:style-name="ce30" office:value-type="float" office:value="90" calcext:value-type="float">
            <text:p><text:s/>90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20164" calcext:value-type="float">
            <text:p><text:s/>320,164 </text:p>
          </table:table-cell>
          <table:table-cell table:style-name="ce30" office:value-type="float" office:value="1242" calcext:value-type="float">
            <text:p><text:s/>1,242 </text:p>
          </table:table-cell>
          <table:table-cell table:style-name="ce30" office:value-type="float" office:value="19094" calcext:value-type="float">
            <text:p><text:s/>19,09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290039" calcext:value-type="float">
            <text:p><text:s/>290,039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30" calcext:value-type="float">
            <text:p><text:s/>130 </text:p>
          </table:table-cell>
          <table:table-cell table:style-name="ce30" office:value-type="float" office:value="9323" calcext:value-type="float">
            <text:p><text:s/>9,32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363" calcext:value-type="float">
            <text:p><text:s/>363 </text:p>
          </table:table-cell>
          <table:table-cell table:style-name="ce30" office:value-type="float" office:value="2449" calcext:value-type="float">
            <text:p><text:s/>2,449 </text:p>
          </table:table-cell>
          <table:table-cell table:style-name="ce30" office:value-type="float" office:value="1708" calcext:value-type="float">
            <text:p><text:s/>1,708 </text:p>
          </table:table-cell>
          <table:table-cell table:style-name="ce30" office:value-type="float" office:value="741" calcext:value-type="float">
            <text:p><text:s/>741 </text:p>
          </table:table-cell>
          <table:table-cell table:style-name="ce30" office:value-type="float" office:value="54" calcext:value-type="float">
            <text:p><text:s/>54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0065" calcext:value-type="float">
            <text:p><text:s/>150,065 </text:p>
          </table:table-cell>
          <table:table-cell table:style-name="ce31" office:value-type="float" office:value="587" calcext:value-type="float">
            <text:p><text:s/>58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3785" calcext:value-type="float">
            <text:p><text:s/>143,785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5335" calcext:value-type="float">
            <text:p><text:s/>5,33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42" calcext:value-type="float">
            <text:p><text:s/>242 </text:p>
          </table:table-cell>
          <table:table-cell table:style-name="ce31" office:value-type="float" office:value="1225" calcext:value-type="float">
            <text:p><text:s/>1,225 </text:p>
          </table:table-cell>
          <table:table-cell table:style-name="ce31" office:value-type="float" office:value="945" calcext:value-type="float">
            <text:p><text:s/>945 </text:p>
          </table:table-cell>
          <table:table-cell table:style-name="ce31" office:value-type="float" office:value="280" calcext:value-type="float">
            <text:p><text:s/>280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10" calcext:value-type="float">
            <text:p><text:s/>2,31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6" calcext:value-type="float">
            <text:p><text:s/>59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7737" calcext:value-type="float">
            <text:p><text:s/>27,737 </text:p>
          </table:table-cell>
          <table:table-cell table:style-name="ce31" office:value-type="float" office:value="62" calcext:value-type="float">
            <text:p><text:s/>62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18" calcext:value-type="float">
            <text:p><text:s/>25,5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3" calcext:value-type="float">
            <text:p><text:s/>1,27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232" calcext:value-type="float">
            <text:p><text:s/>232 </text:p>
          </table:table-cell>
          <table:table-cell table:style-name="ce31" office:value-type="float" office:value="212" calcext:value-type="float">
            <text:p><text:s/>212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884" calcext:value-type="float">
            <text:p><text:s/>3,884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31" calcext:value-type="float">
            <text:p><text:s/>2,6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06" calcext:value-type="float">
            <text:p><text:s/>1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38" calcext:value-type="float">
            <text:p><text:s/>3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19" calcext:value-type="float">
            <text:p><text:s/>1,219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78" calcext:value-type="float">
            <text:p><text:s/>1,17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787" calcext:value-type="float">
            <text:p><text:s/>6,787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59" calcext:value-type="float">
            <text:p><text:s/>5,5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34" calcext:value-type="float">
            <text:p><text:s/>3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16" calcext:value-type="float">
            <text:p><text:s/>5,016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21" calcext:value-type="float">
            <text:p><text:s/>4,52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96" calcext:value-type="float">
            <text:p><text:s/>1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9" calcext:value-type="float">
            <text:p><text:s/>79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49" calcext:value-type="float">
            <text:p><text:s/>1,649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19" calcext:value-type="float">
            <text:p><text:s/>1,519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30" calcext:value-type="float">
            <text:p><text:s/>2,03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5" calcext:value-type="float">
            <text:p><text:s/>1,6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19" calcext:value-type="float">
            <text:p><text:s/>2,01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7" calcext:value-type="float">
            <text:p><text:s/>1,58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9" calcext:value-type="float">
            <text:p><text:s/>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600" calcext:value-type="float">
            <text:p><text:s/>600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28" calcext:value-type="float">
            <text:p><text:s/>5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398" calcext:value-type="float">
            <text:p><text:s/>12,398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48" calcext:value-type="float">
            <text:p><text:s/>4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4" calcext:value-type="float">
            <text:p><text:s/>104 </text:p>
          </table:table-cell>
          <table:table-cell table:style-name="ce31" office:value-type="float" office:value="85" calcext:value-type="float">
            <text:p><text:s/>85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74" calcext:value-type="float">
            <text:p><text:s/>12,8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5" calcext:value-type="float">
            <text:p><text:s/>11,9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7" calcext:value-type="float">
            <text:p><text:s/>7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78" calcext:value-type="float">
            <text:p><text:s/>37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41" calcext:value-type="float">
            <text:p><text:s/>3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468" calcext:value-type="float">
            <text:p><text:s/>2,468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0" calcext:value-type="float">
            <text:p><text:s/>10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6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3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707" calcext:value-type="float">
            <text:p><text:s/>16,707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19" calcext:value-type="float">
            <text:p><text:s/>15,6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29" calcext:value-type="float">
            <text:p><text:s/>1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065" calcext:value-type="float">
            <text:p><text:s/>6,065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580" calcext:value-type="float">
            <text:p><text:s/>5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5200" calcext:value-type="float">
            <text:p><text:s/>5,2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45" calcext:value-type="float">
            <text:p><text:s/>2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1886" calcext:value-type="float">
            <text:p><text:s/>31,886 </text:p>
          </table:table-cell>
          <table:table-cell table:style-name="ce31" office:value-type="float" office:value="400" calcext:value-type="float">
            <text:p><text:s/>400 </text:p>
          </table:table-cell>
          <table:table-cell table:style-name="ce31" office:value-type="float" office:value="3791" calcext:value-type="float">
            <text:p><text:s/>3,79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089" calcext:value-type="float">
            <text:p><text:s/>27,08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840" calcext:value-type="float">
            <text:p><text:s/>8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501" calcext:value-type="float">
            <text:p><text:s/>501 </text:p>
          </table:table-cell>
          <table:table-cell table:style-name="ce31" office:value-type="float" office:value="166" calcext:value-type="float">
            <text:p><text:s/>166 </text:p>
          </table:table-cell>
          <table:table-cell table:style-name="ce31" office:value-type="float" office:value="335" calcext:value-type="float">
            <text:p><text:s/>3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82" calcext:value-type="float">
            <text:p><text:s/>15,782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286" calcext:value-type="float">
            <text:p><text:s/>18,286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494" calcext:value-type="float">
            <text:p><text:s/>14,4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54" calcext:value-type="float">
            <text:p><text:s/>15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9072" calcext:value-type="float">
            <text:p><text:s/>79,072 </text:p>
          </table:table-cell>
          <table:table-cell table:style-name="ce30" office:value-type="float" office:value="417" calcext:value-type="float">
            <text:p><text:s/>417 </text:p>
          </table:table-cell>
          <table:table-cell table:style-name="ce30" office:value-type="float" office:value="6592" calcext:value-type="float">
            <text:p><text:s/>6,59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1035" calcext:value-type="float">
            <text:p><text:s/>71,03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942" calcext:value-type="float">
            <text:p><text:s/>9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4" calcext:value-type="float">
            <text:p><text:s/>264 </text:p>
          </table:table-cell>
          <table:table-cell table:style-name="ce30" office:value-type="float" office:value="622" calcext:value-type="float">
            <text:p><text:s/>622 </text:p>
          </table:table-cell>
          <table:table-cell table:style-name="ce30" office:value-type="float" office:value="503" calcext:value-type="float">
            <text:p><text:s/>503 </text:p>
          </table:table-cell>
          <table:table-cell table:style-name="ce30" office:value-type="float" office:value="119" calcext:value-type="float">
            <text:p><text:s/>119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1149" calcext:value-type="float">
            <text:p><text:s/>91,149 </text:p>
          </table:table-cell>
          <table:table-cell table:style-name="ce30" office:value-type="float" office:value="584" calcext:value-type="float">
            <text:p><text:s/>58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298" calcext:value-type="float">
            <text:p><text:s/>89,29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1517" calcext:value-type="float">
            <text:p><text:s/>1,5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40" calcext:value-type="float">
            <text:p><text:s/>240 </text:p>
          </table:table-cell>
          <table:table-cell table:style-name="ce30" office:value-type="float" office:value="639" calcext:value-type="float">
            <text:p><text:s/>639 </text:p>
          </table:table-cell>
          <table:table-cell table:style-name="ce30" office:value-type="float" office:value="334" calcext:value-type="float">
            <text:p><text:s/>334 </text:p>
          </table:table-cell>
          <table:table-cell table:style-name="ce30" office:value-type="float" office:value="305" calcext:value-type="float">
            <text:p><text:s/>30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13" calcext:value-type="float">
            <text:p><text:s/>2,2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43" calcext:value-type="float">
            <text:p><text:s/>4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8" calcext:value-type="float">
            <text:p><text:s/>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66" calcext:value-type="float">
            <text:p><text:s/>1,76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09:44:27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